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7" style:family="table-cell" style:parent-style-name="Default">
      <style:table-cell-properties fo:border="0.06pt solid #333333"/>
      <style:text-properties fo:color="#c9211e" fo:font-weight="normal" style:font-weight-asian="normal" style:font-weight-complex="normal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3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9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covered-table-cell table:number-columns-repeated="2" table:style-name="ce9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<text:a xlink:href="https://github.com/mcarmona99/TFG/issues/16" xlink:type="simple">https://github.com/mcarmona99/TFG/issues/16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ja</text:p>
          </table:table-cell>
          <table:table-cell/>
          <table:table-cell table:style-name="ce25" office:value-type="string" calcext:value-type="string">
            <text:p>IN PROGRESS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Posiblemente deprecada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<text:a xlink:href="https://github.com/mcarmona99/TFG/issues/14" xlink:type="simple">https://github.com/mcarmona99/TFG/issues/14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aja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RMINADA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23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4"/>
          <table:table-cell office:value-type="string" calcext:value-type="string">
            <text:p>Medias moviles puede ser deprecado</text:p>
          </table:table-cell>
          <table:table-cell/>
          <table:table-cell table:style-name="ce23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4"/>
          <table:table-cell office:value-type="string" calcext:value-type="string">
            <text:p>Hecho en cada una de las issues apart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ñadir logger para sacar info sobre lo que hace cada algoritmo, aparte del que tenemos en foreground con runserv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>
          <table:table-cell office:value-type="string" calcext:value-type="string">
            <text:p>Revision de Wyckoff, la funcion de la clase deberia de estar en el modelo, y no aparte, lo he liado un poc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yckoff para operar en tiempo re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ñadir opcion para parametrizar el analisis de Wyck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ja</text:p>
          </table:table-cell>
          <table:table-cell table:number-columns-repeated="3"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Los plots resultado se ven como pop ups, pasar a archivos temporales y mostrar en la vist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table:number-columns-repeated="3"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office:value-type="string" calcext:value-type="string">
            <text:p>Revision de medias moviles</text:p>
          </table:table-cell>
          <table:table-cell table:number-columns-repeated="6"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office:value-type="string" calcext:value-type="string">
            <text:p>Typing, docstring y PEP s(seccion de buenas practicas)</text:p>
          </table:table-cell>
          <table:table-cell table:number-columns-repeated="6"/>
          <table:table-cell office:value-type="string" calcext:value-type="string">
            <text:p>SPRINT 3: martes 13 julio – sabado 31 julio</text:p>
          </table:table-cell>
          <table:table-cell/>
        </table:table-row>
        <table:table-row table:style-name="ro3">
          <table:table-cell office:value-type="string" calcext:value-type="string">
            <text:p>preparar venv para indicar requirement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RPINT 4: sabado 31 julio – </text:p>
          </table:table-cell>
          <table:table-cell/>
        </table:table-row>
        <table:table-row table:style-name="ro3">
          <table:table-cell office:value-type="string" calcext:value-type="string">
            <text:p>Funcion calcular balanc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lucionar errores para formularios vacio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olucionar error para monedas distintas de eurusd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plicar estilo a la APP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Implementar manual de usuari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9:44:24.4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8-10T22:20:18.020000000</dc:date>
    <meta:editing-duration>P1DT6H47M18S</meta:editing-duration>
    <meta:editing-cycles>42</meta:editing-cycles>
    <meta:generator>LibreOffice/7.1.1.2$Windows_X86_64 LibreOffice_project/fe0b08f4af1bacafe4c7ecc87ce55bb426164676</meta:generator>
    <meta:document-statistic meta:table-count="1" meta:cell-count="136" meta:object-count="0"/>
  </office:meta>
</office:document-meta>
</file>